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2">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2">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2">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5"><text:span text:style-name="T3">懷軒</text:span><text:span text:style-name="T4"><text:s/>  |  2021.03.06 04:12   |   </text:span><text:a xlink:type="simple" xlink:href="http://palinfo.habago.org/Entry?Command=Information_PrintForum#FORUM40367"><text:span text:style-name="T5">#</text:span></text:a></text:p>
      <text:p text:style-name="P6"><text:span text:style-name="T4">裕康，你好，</text:span><text:span text:style-name="T6"><text:line-break/><text:line-break/></text:span><text:span text:style-name="T4">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6"><text:line-break/><text:line-break/></text:span><text:span text:style-name="T4">我不是回答問題啦，只是對你回覆的問題中「有意義」的語言要有「無意義」或「隱喻」做為基礎的一個想法，我不認為兩者是基礎與建築一般的關係。</text:span><text:span text:style-name="T6"><text:line-break/><text:line-break/></text:span><text:span text:style-name="T4">懷軒</text:span></text:p>
      <text:p text:style-name="P5"><text:span text:style-name="T3">梁裕康</text:span><text:span text:style-name="T4"><text:s/>  |  2021.03.05 11:47   |   </text:span><text:a xlink:type="simple" xlink:href="http://palinfo.habago.org/Entry?Command=Information_PrintForum#FORUM40366"><text:span text:style-name="T5">#</text:span></text:a></text:p>
      <text:p text:style-name="P7"><text:span text:style-name="T4">陳真大哥，</text:span><text:span text:style-name="T6"><text:line-break/><text:line-break/></text:span><text:span text:style-name="T4">您的見解給我很多啟發，但也帶來一些問題。底下是我的理解。</text:span><text:span text:style-name="T6"><text:line-break/><text:line-break/></text:span><text:span text:style-name="T4">您似乎對語言作了分類：「有意義的」</text:span><text:span text:style-name="T6"><text:s/>vs. </text:span><text:span text:style-name="T4">「無意義的」或「隱喻的」。即便「有意義的」語言體系存在，也必然是在「隱喻的」語言基礎上所建立，因此說到底，在某種意義上，所有的語言都必然是「隱喻的」。</text:span><text:span text:style-name="T6"><text:line-break/><text:line-break/></text:span><text:span text:style-name="T4">但是人存在某種自然主義式的</text:span><text:span text:style-name="T6">inclination</text:span><text:span text:style-name="T4">，會對某些隱喻產生相同的理解。如果有人看不懂，要麼就是如您所自嘲「畫圖技術太差」，要麼就是缺乏相同的生命形式而無法共感。</text:span><text:span text:style-name="T6"><text:line-break/><text:line-break/></text:span><text:span text:style-name="T4">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6"><text:line-break/><text:line-break/></text:span><text:span text:style-name="T4">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6">(expression)</text:span><text:span text:style-name="T4">而非解釋</text:span><text:span text:style-name="T6">(explanation)</text:span><text:span text:style-name="T4">。然而如果連歷史書寫也可以如您所說的「自由開放」，那麼歷史這個學科的本質會是什麼？難道不是追求真實或真相</text:span><text:span text:style-name="T6">(truth)</text:span><text:span text:style-name="T4">嗎？記得以前在讀</text:span><text:span text:style-name="T6">K. Popper</text:span><text:span text:style-name="T4">時，老師提過按照</text:span><text:span text:style-name="T6">Popper</text:span><text:span text:style-name="T4">的論點，即使無法找到真相，至少也能「逼近」真相。這個論點是否正確？</text:span><text:span text:style-name="T6"><text:line-break/><text:line-break/></text:span><text:span text:style-name="T4">老實說我非常同意您對歷史這個學科的詮釋，但是如此一來歷史到底告訴了我們，我反而迷糊了。</text:span><text:span text:style-name="T6"><text:line-break/><text:line-break/></text:span><text:span text:style-name="T4">梁裕康敬上</text:span></text:p>
      <text:p text:style-name="P5"><text:span text:style-name="T3">陳真</text:span><text:span text:style-name="T4"><text:s/>  |  2021.03.04 23:54   |   </text:span><text:a xlink:type="simple" xlink:href="http://palinfo.habago.org/Entry?Command=Information_PrintForum#FORUM40365"><text:span text:style-name="T5">#</text:span></text:a></text:p>
      <text:p text:style-name="P6"><text:span text:style-name="T6">(</text:span><text:span text:style-name="T4">續</text:span><text:span text:style-name="T6">)<text:line-break/><text:line-break/></text:span><text:span text:style-name="T4">裕康，</text:span><text:span text:style-name="T6"><text:line-break/>  <text:line-break/></text:span><text:span text:style-name="T4">你的另一個問題是這樣說的：</text:span><text:span text:style-name="T6"><text:line-break/><text:line-break/></text:span><text:span text:style-name="T4">「這些個別看來無意義的線條組合起來之所以看起來會讓我們產生『笑臉』的認知，有沒有可能是來自於『約定』</text:span><text:span text:style-name="T6">(convention)</text:span><text:span text:style-name="T4">而非您所說的隱喻般的啟發？」</text:span><text:span text:style-name="T6"><text:line-break/><text:line-break/></text:span><text:span text:style-name="T4">我的回答是：</text:span><text:span text:style-name="T6"><text:line-break/><text:line-break/></text:span><text:span text:style-name="T4">當然可以是「約定俗成」啊，這跟我的「隱喻」觀並不衝突，畢竟我說的「隱喻」並不是一種「知識論」的概念。這也許讓它在概念上似乎顯得有點空洞，但是，「反知識論」實際上也是「『我的』維根斯坦」的主要想法。</text:span><text:span text:style-name="T6"><text:line-break/><text:line-break/></text:span><text:span text:style-name="T4">我的指導教授經常說，他有兩個學生很特別，各趨極端：一個是比我早幾年入學的學姐</text:span><text:span text:style-name="T6">(</text:span><text:span text:style-name="T4">不是我家裏那一個學姐</text:span><text:span text:style-name="T6">)</text:span><text:span text:style-name="T4">，凡事都是可知可論可議可想，另一個指的就是我，則是企圖終結知識論，凡事指向語言的極限、認知的盡頭。</text:span><text:span text:style-name="T6"><text:line-break/><text:line-break/></text:span><text:span text:style-name="T4">不過，姑且進入知識論的概念領域來講，你的「約定」論恐怕很難自圓其說。為什麼呢？因為無俗可約，如何能定？一堆無意義的東西</text:span><text:span text:style-name="T6">$^*#I(#%!@#</text:span><text:span text:style-name="T4">，憑什麼樣的認知基礎來做出約定？</text:span><text:span text:style-name="T6"><text:line-break/><text:line-break/></text:span><text:span text:style-name="T4">倘若人們在這樣一團鬼畫符的迷霧中，紛紛得出類似的「看法」或者說「意義」</text:span><text:span text:style-name="T6">(</text:span><text:span text:style-name="T4">亦即一張「笑臉」</text:span><text:span text:style-name="T6">)</text:span><text:span text:style-name="T4">，那也不是因為我們事先對於「笑臉」的線條組成有任何社會共識或約定，而比較像是一種直覺不是嗎？也就是說，它是屬於物種的，自然主義的，而非社會的。</text:span><text:span text:style-name="T6"><text:line-break/><text:line-break/></text:span><text:span text:style-name="T4">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6"><text:line-break/><text:line-break/></text:span><text:span text:style-name="T4">也就是說，「隱喻式的表達」</text:span><text:span text:style-name="T6">(metaphorical expression) </text:span><text:span text:style-name="T4">自由開放到這樣一種程度：究竟它產生了何種意義，連作者也不知道，無人可鎖定其意涵，包括作者也做不到。</text:span><text:span text:style-name="T6"><text:line-break/><text:line-break/></text:span><text:span text:style-name="T4">在「有意義」的「語言世界」中，「自然化知識論者」</text:span><text:span text:style-name="T6">(naturalized epistemologist)</text:span><text:span text:style-name="T4">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6"><text:line-break/><text:line-break/></text:span><text:span text:style-name="T4">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6"><text:line-break/><text:line-break/></text:span><text:span text:style-name="T4">在「意義的跑道」上，不管什麼車，不管多科學多厲害，到頭來還是得透過某種所謂「規範性」</text:span><text:span text:style-name="T6">(normativity)</text:span><text:span text:style-name="T4">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6"><text:line-break/><text:line-break/></text:span><text:span text:style-name="T4">我覺得狗也是一樣，你指哪，牠就往哪看。很多動物也都是這樣。這不是因為我們開過協商大會而得出的約定或社會共識。</text:span><text:span text:style-name="T6"><text:line-break/><text:line-break/></text:span><text:span text:style-name="T4">總之，不管是自然論或社會論，到頭來都還是會碰到一堵牆，一道不可能跨越的鴻溝，碰到語言的界限。這部份我就不多說了。</text:span><text:span text:style-name="T6"><text:line-break/><text:line-break/></text:span><text:span text:style-name="T4">以上這些都是關乎「正常語言」，但是「詩」</text:span><text:span text:style-name="T6">(</text:span><text:span text:style-name="T4">或說「隱喻」</text:span><text:span text:style-name="T6">)</text:span><text:span text:style-name="T4">卻根本不存在這條「意義的跑道」上，因為它不是搭汽車</text:span><text:span text:style-name="T6">(</text:span><text:span text:style-name="T4">不管是自動車或社會人力車</text:span><text:span text:style-name="T6">)</text:span><text:span text:style-name="T4">，而是開太空飛船；它不是在平面上走動，而是三次元，長寬之外還有個高度；要往哪個方向飛更是說不準，更沒有找到意義的歸宿而停下來的問題。時空有多長，它就能飛多久飛多遠。</text:span><text:span text:style-name="T6"><text:line-break/><text:line-break/></text:span><text:span text:style-name="T4">我一直在寫一本書，上千頁，也許書名就叫做《</text:span><text:span text:style-name="T6">A Quiet Flight: Wittgenstein's Metaphor Expression</text:span><text:span text:style-name="T4">》。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6"><text:line-break/><text:line-break/></text:span><text:span text:style-name="T4">我的回答簡單講大概就是這樣。我講得很敢，因為那是講給我自己聽，我的左手寫給我的右手看，因此大言不慚。事實上，它很可能連一絲參考價值都談不上，聽聽就好。</text:span><text:span text:style-name="T6">   <text:line-break/><text:line-break/></text:span><text:span text:style-name="T4">另外，我還想說的是，我的那個「笑臉」的事件，帶有某種搞笑意圖，所以無須認真看待。</text:span><text:span text:style-name="T6"><text:line-break/><text:line-break/></text:span><text:span text:style-name="T4">除了搞笑，我當時的現場「揮毫」，畫下「笑臉」，拿它做為一種「隱喻」來談論「隱喻」，做為一個關乎所謂「無意義」</text:span><text:span text:style-name="T6">(nonsense) </text:span><text:span text:style-name="T4">如何取得意義或如何引起作用的例子，同時也想提供與會者一種「感覺」</text:span><text:span text:style-name="T6">(</text:span><text:span text:style-name="T4">我不好意思說啟發</text:span><text:span text:style-name="T6">)</text:span><text:span text:style-name="T4">就是：這些問題並沒有那麼難。它之所以顯得好像很難，許多時候只是因為我們先給自己莫名其妙設了限，然後再告訴自己說「好難哦，我好困惑哦，我卡住了，現在我不知道該怎麼走下一步了」。</text:span><text:span text:style-name="T6"><text:line-break/><text:line-break/></text:span><text:span text:style-name="T4">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6">(</text:span><text:span text:style-name="T4">假裝</text:span><text:span text:style-name="T6">)</text:span><text:span text:style-name="T4">有疑，彷彿這樣很享受或很聰明似的。</text:span><text:span text:style-name="T6"><text:line-break/><text:line-break/></text:span><text:span text:style-name="T4">我認識一位芬蘭的哲學家，幾年前過世，也是維根斯坦的研究者，叫做</text:span><text:span text:style-name="T6">Jaakko Hintikka</text:span><text:span text:style-name="T4">。我常提到應該是他說過的一個例子。他說，哲學家不過只是「揚起腳下幾粒灰塵」，卻很喜歡裝模作樣地說：唉呀，滿天疑雲啊，人家看不到前面的路了啦。</text:span><text:span text:style-name="T6"><text:line-break/><text:line-break/></text:span><text:span text:style-name="T4">不過，話說回來，為了平息腳下這幾粒灰塵，我們卻皓首窮經，虛擲一生，寧不可悲？</text:span><text:span text:style-name="T6"><text:line-break/><text:line-break/></text:span><text:span text:style-name="T4">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6"><text:line-break/><text:line-break/></text:span><text:span text:style-name="T4">哲學病的主要症狀就是癢，這也癢，那也癢。癢當然就要抓一抓，好不容易抓到破皮，終於不癢了。維根斯坦說，「這就是哲學最大的成就」了，從此就不用再從事哲學；因為既然不癢了，你還一直抓個不停幹啥呢？</text:span><text:span text:style-name="T6"><text:line-break/><text:line-break/></text:span><text:span text:style-name="T4">我癢了十幾年，好不容易不癢了。可是，自從有了小可愛之後，我感覺好像又開始癢起來，很擔心。</text:span><text:span text:style-name="T6"><text:line-break/><text:line-break/></text:span><text:span text:style-name="T4">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6"><text:line-break/><text:line-break/></text:span><text:span text:style-name="T4">也許這就是隱喻，聽起來好像鬼扯蛋，但它卻帶來某種奇妙的啟發和感情，帶來一種新的「眼光」。在這眼光底下，我們並非只是開創了「某一種」意義內涵，而是找到一種無限的可能性。</text:span></text:p>
      <text:p text:style-name="P5"><text:span text:style-name="T3">陳真</text:span><text:span text:style-name="T4"><text:s/>  |  2021.03.04 11:42   |   </text:span><text:a xlink:type="simple" xlink:href="http://palinfo.habago.org/Entry?Command=Information_PrintForum#FORUM40364"><text:span text:style-name="T5">#</text:span></text:a></text:p>
      <text:p text:style-name="P8"><text:span text:style-name="T3">裕康，只是開場白，我都還沒開始寫啊。有時間再回答第二題。</text:span><text:span text:style-name="T4"><text:line-break/><text:line-break/></text:span><text:span text:style-name="T3">具有藝術水平而且不沉重的愛情文藝片很多啊，伍迪艾倫的片，幾乎都是，都很好笑。比方說：</text:span><text:span text:style-name="T4"><text:line-break/><text:line-break/>1969</text:span><text:span text:style-name="T3">年：《傻瓜入獄記》（</text:span><text:span text:style-name="T4">Take the Money and Run</text:span><text:span text:style-name="T3">）</text:span><text:span text:style-name="T4"><text:line-break/>1977</text:span><text:span text:style-name="T3">年：《安妮霍爾》（</text:span><text:span text:style-name="T4">Annie Hall</text:span><text:span text:style-name="T3">）</text:span><text:span text:style-name="T4"><text:line-break/>1979</text:span><text:span text:style-name="T3">年：《曼哈頓》（</text:span><text:span text:style-name="T4">Manhattan</text:span><text:span text:style-name="T3">）</text:span><text:span text:style-name="T4"><text:line-break/>1982</text:span><text:span text:style-name="T3">年：《仲夏夜性喜劇》（</text:span><text:span text:style-name="T4">A Midsummer Night's Sex Comedy</text:span><text:span text:style-name="T3">）</text:span><text:span text:style-name="T4"><text:line-break/>1983</text:span><text:span text:style-name="T3">年：《變色龍》（</text:span><text:span text:style-name="T4">Zelig</text:span><text:span text:style-name="T3">）</text:span><text:span text:style-name="T4"><text:line-break/>1985</text:span><text:span text:style-name="T3">年：《開羅紫玫瑰》（</text:span><text:span text:style-name="T4">The Purple Rose of Cairo</text:span><text:span text:style-name="T3">）</text:span><text:span text:style-name="T4"><text:line-break/>1986</text:span><text:span text:style-name="T3">年：《漢娜姐妹》（</text:span><text:span text:style-name="T4">Hannah and Her Sisters</text:span><text:span text:style-name="T3">）</text:span><text:span text:style-name="T4"><text:line-break/>1987</text:span><text:span text:style-name="T3">年：《那個時代》（</text:span><text:span text:style-name="T4">Radio Days</text:span><text:span text:style-name="T3">）</text:span><text:span text:style-name="T4"><text:line-break/>1992</text:span><text:span text:style-name="T3">年：《賢伉儷》（</text:span><text:span text:style-name="T4">Husbands and Wives</text:span><text:span text:style-name="T3">）</text:span><text:span text:style-name="T4"><text:line-break/>1993</text:span><text:span text:style-name="T3">年：《曼哈頓謀殺疑案》（</text:span><text:span text:style-name="T4">Manhattan Murder Mystery</text:span><text:span text:style-name="T3">）</text:span><text:span text:style-name="T4"><text:line-break/>1994</text:span><text:span text:style-name="T3">年：《百老匯上空子彈》（</text:span><text:span text:style-name="T4">Bullets Over Broadway</text:span><text:span text:style-name="T3">）</text:span><text:span text:style-name="T4"><text:line-break/>1995</text:span><text:span text:style-name="T3">年：《非強力春藥》（</text:span><text:span text:style-name="T4">Mighty Aphrodite</text:span><text:span text:style-name="T3">）</text:span><text:span text:style-name="T4"><text:line-break/>2000</text:span><text:span text:style-name="T3">年：《時空竊賊》（</text:span><text:span text:style-name="T4">Small Time Crooks</text:span><text:span text:style-name="T3">）</text:span><text:span text:style-name="T4"><text:line-break/>1999</text:span><text:span text:style-name="T3">年：《甜美與卑微》（</text:span><text:span text:style-name="T4">Sweet and Lowdown</text:span><text:span text:style-name="T3">）</text:span><text:span text:style-name="T4"><text:line-break/>2005</text:span><text:span text:style-name="T3">年：《愛情決勝點》（</text:span><text:span text:style-name="T4">Match Point</text:span><text:span text:style-name="T3">）</text:span><text:span text:style-name="T4"><text:line-break/>2006</text:span><text:span text:style-name="T3">年：《遇上塔羅牌情人》（</text:span><text:span text:style-name="T4">Scoop</text:span><text:span text:style-name="T3">）</text:span><text:span text:style-name="T4"><text:line-break/>2007</text:span><text:span text:style-name="T3">年：《命運決勝點》（</text:span><text:span text:style-name="T4">Cassandra's Dream</text:span><text:span text:style-name="T3">）</text:span><text:span text:style-name="T4"><text:line-break/>2008</text:span><text:span text:style-name="T3">年：《情遇巴塞隆納》（</text:span><text:span text:style-name="T4">Vicky Cristina Barcelona</text:span><text:span text:style-name="T3">）</text:span><text:span text:style-name="T4"><text:line-break/>2009</text:span><text:span text:style-name="T3">年：《紐約遇到愛》（</text:span><text:span text:style-name="T4">Whatever Works</text:span><text:span text:style-name="T3">）</text:span><text:span text:style-name="T4"><text:line-break/>2010</text:span><text:span text:style-name="T3">年：《命中注定，遇見愛》（</text:span><text:span text:style-name="T4">You Will Meet a Tall Dark Stranger</text:span><text:span text:style-name="T3">）</text:span><text:span text:style-name="T4"><text:line-break/>2011</text:span><text:span text:style-name="T3">年：《午夜</text:span><text:span text:style-name="T4">·</text:span><text:span text:style-name="T3">巴黎》（</text:span><text:span text:style-name="T4">Midnight in Paris</text:span><text:span text:style-name="T3">）</text:span><text:span text:style-name="T4"><text:line-break/>2012</text:span><text:span text:style-name="T3">年：《愛上羅馬》（</text:span><text:span text:style-name="T4">To Rome With Love</text:span><text:span text:style-name="T3">）</text:span><text:span text:style-name="T4"><text:line-break/>2013</text:span><text:span text:style-name="T3">年：《藍色茉莉》（</text:span><text:span text:style-name="T4">Blue Jasmine</text:span><text:span text:style-name="T3">）</text:span><text:span text:style-name="T4"><text:line-break/>2014</text:span><text:span text:style-name="T3">年：《魔幻月光》（</text:span><text:span text:style-name="T4">Magic in the Moonlight</text:span><text:span text:style-name="T3">）</text:span><text:span text:style-name="T4"><text:line-break/>2015</text:span><text:span text:style-name="T3">年：《愛情失控點》（</text:span><text:span text:style-name="T4">Irrational Man</text:span><text:span text:style-name="T3">）</text:span><text:span text:style-name="T4"><text:line-break/>2017</text:span><text:span text:style-name="T3">年：《愛情摩天輪》（</text:span><text:span text:style-name="T4">Wonder Wheel</text:span><text:span text:style-name="T3">）</text:span><text:span text:style-name="T4"><text:line-break/></text:span></text:p>
      <text:p text:style-name="P5"><text:span text:style-name="T3">梁裕康</text:span><text:span text:style-name="T4"><text:s/>  |  2021.03.04 10:03   |   </text:span><text:a xlink:type="simple" xlink:href="http://palinfo.habago.org/Entry?Command=Information_PrintForum#FORUM40363"><text:span text:style-name="T5">#</text:span></text:a></text:p>
      <text:p text:style-name="P6"><text:span text:style-name="T4">陳真大哥好，</text:span><text:span text:style-name="T6"><text:line-break/><text:line-break/></text:span><text:span text:style-name="T4">多謝您的詳細回應。每次只是寥寥數語的疑問，都能獲得您幾十倍甚至幾百倍的回應。投資報酬率實在太高了。</text:span><text:span text:style-name="T6"><text:line-break/><text:line-break/></text:span><text:span text:style-name="T4">這個地方變得像是</text:span><text:span text:style-name="T6">call in</text:span><text:span text:style-name="T4">節目，即使很多意見都很精闢，但就是不對勁。您終究不是李濤，這裡也不是全民開講。我插不上話，只能問點自己感興趣的東西。</text:span><text:span text:style-name="T6"><text:line-break/><text:line-break/></text:span><text:span text:style-name="T4">言行一致的人總是讓我欽佩，我自己就很窩囊做不到這點。誰是真正理解維根斯坦的人，我們就心照不宣了。</text:span><text:span text:style-name="T6"><text:line-break/><text:line-break/></text:span><text:span text:style-name="T4">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6"><text:line-break/><text:line-break/></text:span><text:span text:style-name="T4">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6"><text:s/>thirst </text:span><text:span text:style-name="T4">也有相同的感覺。</text:span><text:span text:style-name="T6"><text:line-break/><text:line-break/></text:span><text:span text:style-name="T4">能否推薦其他一些沒那麼沉重的片子？</text:span><text:span text:style-name="T6"><text:line-break/><text:line-break/></text:span><text:span text:style-name="T4">感恩感恩！！</text:span><text:span text:style-name="T6"><text:line-break/><text:line-break/></text:span><text:span text:style-name="T4">梁裕康敬上</text:span></text:p>
      <text:p text:style-name="P5"><text:span text:style-name="T3">陳真</text:span><text:span text:style-name="T4"><text:s/>  |  2021.03.04 02:08   |   </text:span><text:a xlink:type="simple" xlink:href="http://palinfo.habago.org/Entry?Command=Information_PrintForum#FORUM40362"><text:span text:style-name="T5">#</text:span></text:a></text:p>
      <text:p text:style-name="P7"><text:span text:style-name="T4">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6"><text:line-break/><text:line-break/></text:span><text:span text:style-name="T4">你的問題我先回答簡單的。</text:span><text:span text:style-name="T6"><text:line-break/><text:line-break/></text:span><text:span text:style-name="T4">你問說：「為什麼要用『斷然』</text:span><text:span text:style-name="T6">(resolute)</text:span><text:span text:style-name="T4">來描述這種說法？」</text:span><text:span text:style-name="T6"><text:line-break/><text:line-break/></text:span><text:span text:style-name="T4">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6"><text:line-break/><text:line-break/></text:span><text:span text:style-name="T4">早期的維根斯坦如此，晚期的想法其實也一樣。在這一點上，包括在「無意義」</text:span><text:span text:style-name="T6">(nonsense) </text:span><text:span text:style-name="T4">的概念上，前後期並沒有改變。</text:span><text:span text:style-name="T6"><text:line-break/><text:line-break/></text:span><text:span text:style-name="T4">可是，他的這些「告白」，很多研究者卻視而不見。比方說，最早期的大多數研究者，或他的哲學同好，例如羅素或維也納學派</text:span><text:span text:style-name="T6"><text:s/>(Vienna Circle) </text:span><text:span text:style-name="T4">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6"><text:line-break/><text:line-break/></text:span><text:span text:style-name="T4">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6"><text:line-break/><text:line-break/></text:span><text:span text:style-name="T4">這就好像一個人反英雄，結果卻被人們視為「真正的」英雄一樣好笑</text:span><text:span text:style-name="T6"><text:s/>(</text:span><text:span text:style-name="T4">這是維根斯坦舉過的例子</text:span><text:span text:style-name="T6">)</text:span><text:span text:style-name="T4">，總之就是不願拋棄「意義」，因為一旦拋棄，接下來就不知道怎麼跟讀者交待了。</text:span><text:span text:style-name="T6"><text:line-break/><text:line-break/></text:span><text:span text:style-name="T4">於是，緊接著，「後現代派」出現了，他們認為「無意義就是無意義」，沒啥好耍賴的。</text:span><text:span text:style-name="T6"><text:line-break/><text:line-break/></text:span><text:span text:style-name="T4">可是，不管是傳統派或後現代派，當他們面對「拋棄樓梯」或「拋棄意義」之後該怎麼交待的問題時，往往就「龜縮」</text:span><text:span text:style-name="T6">(chicken out)</text:span><text:span text:style-name="T4">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6"><text:line-break/><text:line-break/></text:span><text:span text:style-name="T4">很有氣魄吧！這就是為何他們自稱「斷然人士」</text:span><text:span text:style-name="T6">(resolutist) </text:span><text:span text:style-name="T4">的原因。</text:span><text:span text:style-name="T6"><text:line-break/><text:line-break/></text:span><text:span text:style-name="T4">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6"><text:line-break/><text:line-break/></text:span><text:span text:style-name="T4">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6"><text:line-break/><text:line-break/></text:span><text:span text:style-name="T4">這也是為什麼維根斯坦總是叫他的學生去「幹點老實的工作」的原因，比方說去當工人，或是像我一樣，專心當奶爸，不再從事哲學。結果，當年全系只有那個最優秀的學生</text:span><text:span text:style-name="T6"><text:s/>(</text:span><text:span text:style-name="T4">由數學系轉來</text:span><text:span text:style-name="T6">)</text:span><text:span text:style-name="T4">，真的聽從了維根斯坦的忠言，跑去罐頭工廠工作，過著很辛苦的生活，後來死於戰火。維根斯坦對他的遭遇似乎很自責。</text:span><text:span text:style-name="T6"><text:line-break/><text:line-break/></text:span><text:span text:style-name="T4">最著名的「斷然人士」之一，叫做</text:span><text:span text:style-name="T6">James Conant</text:span><text:span text:style-name="T4">。他曾如此說道：任何人，如果他真的懂得維根斯坦，勢必會得出「放棄哲學」這樣一個結論。他說，這樣一種被維根斯坦所深深打下的「傷痕」，「似乎是第一流哲學家的一個共同記號」。</text:span><text:span text:style-name="T6"><text:line-break/><text:line-break/></text:span><text:span text:style-name="T4">半夜兩點了，先答一題，另外一題可能會寫比較多，我再找時間寫。</text:span></text:p>
      <text:p text:style-name="P5"><text:span text:style-name="T4">Ethan   |  2021.03.03 13:12   |   </text:span><text:a xlink:type="simple" xlink:href="http://palinfo.habago.org/Entry?Command=Information_PrintForum#FORUM40361"><text:span text:style-name="T5">#</text:span></text:a></text:p>
      <text:p text:style-name="P9"><text:span text:style-name="T3">達叔年輕到老拍過的電影介紹。</text:span><text:span text:style-name="T4"><text:s/></text:span><text:span text:style-name="T3">很多看過，很多也沒看過。</text:span><text:span text:style-name="T4"><text:line-break/></text:span><text:a xlink:type="simple" xlink:href="https://youtu.be/CrwYQds4Ug0"><text:span text:style-name="T7">https://youtu.be/CrwYQds4Ug0</text:span></text:a></text:p>
      <text:p text:style-name="P5"><text:span text:style-name="T4">Ethan   |  2021.03.03 12:53   |   </text:span><text:a xlink:type="simple" xlink:href="http://palinfo.habago.org/Entry?Command=Information_PrintForum#FORUM40360"><text:span text:style-name="T5">#</text:span></text:a></text:p>
      <text:p text:style-name="P8"><text:span text:style-name="T3">回味一下，達叔片段</text:span><text:span text:style-name="T4"><text:line-break/></text:span><text:a xlink:type="simple" xlink:href="https://youtu.be/g8U1pavksko"><text:span text:style-name="T7">https://youtu.be/g8U1pavksko</text:span></text:a><text:span text:style-name="T4"><text:line-break/></text:span></text:p>
      <text:p text:style-name="P5"><text:span text:style-name="T3">王修亮</text:span><text:span text:style-name="T4"><text:s/>  |  2021.03.03 11:59   |   </text:span><text:a xlink:type="simple" xlink:href="http://palinfo.habago.org/Entry?Command=Information_PrintForum#FORUM40359"><text:span text:style-name="T5">#</text:span></text:a></text:p>
      <text:p text:style-name="P6"><text:span text:style-name="T4">看了臉書上范光棣老先生的文，感慨。</text:span><text:span text:style-name="T6"><text:line-break/></text:span><text:span text:style-name="T4">我不喜歡談政治，是因為我對現代史非常不熟。</text:span><text:span text:style-name="T6"><text:line-break/><text:line-break/></text:span><text:span text:style-name="T4">不是不想學習，而是先父母身歷的苦難，與百多年中國人被各國荼毒殘殺，我及身而受。軟弱的我，觸及現代史就身心顫抖，無能卒讀。</text:span><text:span text:style-name="T6"><text:line-break/></text:span><text:span text:style-name="T4">就我所知道的部分已經如此難以忍受，偶一思及就是撕心裂肺的痛。</text:span><text:span text:style-name="T6"><text:line-break/></text:span><text:span text:style-name="T4">不敢多看也不想談。</text:span><text:span text:style-name="T6"><text:line-break/><text:line-break/></text:span><text:span text:style-name="T4">我公公是客家人，日據時代在日本讀電子通訊，他說中日戰爭時，每天都有教官去教室問學生，有沒有人要參軍，總有日本學生舉手。</text:span><text:span text:style-name="T6"><text:line-break/><text:line-break/></text:span><text:span text:style-name="T4">公公說：「我不舉手，我不是日本人！」</text:span><text:span text:style-name="T6"><text:line-break/></text:span><text:span text:style-name="T4">他受日本教育，曾受過國民黨迫害，三十年代一個留日學生，一生不願做國民黨的官，卻堅持自己是中國人。</text:span><text:span text:style-name="T6"><text:line-break/><text:line-break/></text:span><text:span text:style-name="T4">台灣當然包含在被各國荼毒殘殺之中！</text:span><text:span text:style-name="T6"><text:line-break/></text:span><text:span text:style-name="T4">台灣政客的的貪婪與謊言卻混淆蒙蔽著許多人！許多人也竟然願意被混淆蒙蔽。</text:span><text:span text:style-name="T6"><text:line-break/><text:line-break/></text:span><text:span text:style-name="T4">政治鬥爭是一時的，人民與文化是千年萬世的。</text:span><text:span text:style-name="T6"><text:line-break/><text:line-break/></text:span><text:span text:style-name="T4">范老有一點說的不對：在台灣，這篇文章別說百萬，最終傳不過千人吧！很可能我們最後都被黑了。</text:span><text:span text:style-name="T6"><text:line-break/></text:span><text:span text:style-name="T4">又如何呢！中國的命運早已不在台灣。</text:span><text:span text:style-name="T6"><text:line-break/>..................................................<text:line-break/></text:span><text:span text:style-name="T4">范老先生的文</text:span><text:span text:style-name="T6"><text:line-break/>..................................................<text:line-break/></text:span><text:span text:style-name="T4">范光棣</text:span><text:span text:style-name="T6"><text:s/></text:span><text:span text:style-name="T4">范光棣書院</text:span><text:span text:style-name="T6"><text:line-break/></text:span><text:span text:style-name="T4">最愛</text:span><text:span text:style-name="T6"><text:s/>· 1 </text:span><text:span text:style-name="T4">小時</text:span><text:span text:style-name="T6"><text:s/>·<text:line-break/></text:span><text:span text:style-name="T4">習近平在對日問題上，實現了偉大轉變。</text:span><text:span text:style-name="T6"><text:line-break/></text:span><text:span text:style-name="T4">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6"><text:line-break/></text:span><text:span text:style-name="T4">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6"><text:s/></text:span><text:span text:style-name="T4">民最終不會答應，這種和平太可怕。</text:span><text:span text:style-name="T6"><text:line-break/></text:span><text:span text:style-name="T4">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6"><text:line-break/></text:span><text:span text:style-name="T4">習近平做的第四件事情：正式確定慶祝抗日戰爭勝利日，今年作為</text:span><text:span text:style-name="T6"><text:s/>70</text:span><text:span text:style-name="T4">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6"><text:line-break/></text:span><text:span text:style-name="T4">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6"><text:line-break/></text:span><text:span text:style-name="T4">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6"><text:line-break/></text:span><text:span text:style-name="T4">對一個不承認南京大屠殺，不顧及</text:span><text:span text:style-name="T6"><text:s/>13</text:span><text:span text:style-name="T4">億中國人民感情的小日本，有必要給天皇這個戰爭首犯保留面子嗎？所以，中國正式提出天皇戰爭責任的問題，是一聲春雷，是對日政策的重大突破。這意味著，關於中日問題的最後一個禁區打破了。</text:span><text:span text:style-name="T6"><text:line-break/></text:span><text:span text:style-name="T4">中國決定自己來解決中日恩怨。中國的決心不指望任何人，在原則問題上甚至不會顧及日本全民的態度，以前所未有的強勢來敲打日本。</text:span><text:span text:style-name="T6"><text:line-break/></text:span><text:span text:style-name="T4">讓中國人民銘記歷史的真正原因。</text:span><text:span text:style-name="T6"><text:line-break/></text:span><text:span text:style-name="T4">如果這篇文章沒有幾百萬的傳發，中國人就真的失敗了！</text:span><text:span text:style-name="T6"><text:line-break/></text:span><text:span text:style-name="T4">讓我們行動起來，各傳發</text:span><text:span text:style-name="T6"><text:s/>20</text:span><text:span text:style-name="T4">人，打贏這場沒有硝煙的戰爭！</text:span></text:p>
      <text:p text:style-name="P5"><text:span text:style-name="T3">梁裕康</text:span><text:span text:style-name="T4"><text:s/>  |  2021.03.03 11:52   |   </text:span><text:a xlink:type="simple" xlink:href="http://palinfo.habago.org/Entry?Command=Information_PrintForum#FORUM40358"><text:span text:style-name="T5">#</text:span></text:a></text:p>
      <text:p text:style-name="P7"><text:span text:style-name="T4">陳真大哥好，</text:span><text:span text:style-name="T6"><text:line-break/><text:line-break/></text:span><text:span text:style-name="T4">想請教一個外行的問題，請別見笑。</text:span><text:span text:style-name="T6"><text:line-break/><text:line-break/></text:span><text:span text:style-name="T4">您提到對維根斯坦的「斷然派」解釋，並給了一個笑臉的例子作例證。</text:span><text:span text:style-name="T6"><text:line-break/><text:line-break/></text:span><text:span text:style-name="T4">我的問題是：這些個別看來無意義的線條組合起來之所以看起來會讓我們產生「笑臉」的認知，有沒有可能是來自於「約定」</text:span><text:span text:style-name="T6">(convention)</text:span><text:span text:style-name="T4">而非您所說的隱喻般的啟發？</text:span><text:span text:style-name="T6"><text:line-break/><text:line-break/></text:span><text:span text:style-name="T4">比方說假設有個社會的人，他們不用三條個別看來無意義的線段組合成一個箭頭來指示方向（例如→代表向右走），而是用三個圓圈（例如</text:span><text:span text:style-name="T6">ooO</text:span><text:span text:style-name="T4">代表向右走、</text:span><text:span text:style-name="T6">Ooo</text:span><text:span text:style-name="T4">代表向左走，大圈代表轉彎的方向）來表示。我們可以想像這個社會的人第一次看到箭頭時有可能根本不知道這是一個指示方向的符號，而就是一個無意義的東西。</text:span><text:span text:style-name="T6"><text:line-break/><text:line-break/></text:span><text:span text:style-name="T4">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6"><text:line-break/><text:line-break/></text:span><text:span text:style-name="T4">另外為什麼要用「斷然」</text:span><text:span text:style-name="T6">(resolute)</text:span><text:span text:style-name="T4">來描述這種說法？我不太懂其中的關係？</text:span><text:span text:style-name="T6"><text:line-break/><text:line-break/></text:span><text:span text:style-name="T4">門外漢的一點疑惑，還請您指教</text:span><text:span text:style-name="T6"><text:line-break/><text:line-break/></text:span><text:span text:style-name="T4">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